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text-properties officeooo:rsid="001730dd" officeooo:paragraph-rsid="00128902"/>
    </style:style>
    <style:style style:name="P4" style:family="paragraph" style:parent-style-name="Table_20_Contents">
      <style:text-properties officeooo:rsid="001730dd" officeooo:paragraph-rsid="001730dd"/>
    </style:style>
    <style:style style:name="P5" style:family="paragraph" style:parent-style-name="Table_20_Contents" style:list-style-name="L2">
      <style:text-properties officeooo:rsid="001730dd" officeooo:paragraph-rsid="00128902"/>
    </style:style>
    <style:style style:name="P6" style:family="paragraph" style:parent-style-name="Table_20_Contents">
      <style:text-properties officeooo:paragraph-rsid="00128902"/>
    </style:style>
    <style:style style:name="P7" style:family="paragraph" style:parent-style-name="Table_20_Contents" style:list-style-name="L2">
      <style:text-properties officeooo:paragraph-rsid="00128902"/>
    </style:style>
    <style:style style:name="P8" style:family="paragraph" style:parent-style-name="Azione_20_attore" style:list-style-name="Numerazione_20_UC">
      <style:paragraph-properties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28902"/>
    </style:style>
    <style:style style:name="P9" style:family="paragraph" style:parent-style-name="Azione_20_attore">
      <style:paragraph-properties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28902"/>
    </style:style>
    <style:style style:name="P10" style:family="paragraph" style:parent-style-name="Azione_20_attore">
      <style:text-properties officeooo:paragraph-rsid="00128902"/>
    </style:style>
    <style:style style:name="P11" style:family="paragraph" style:parent-style-name="Azione_20_sistema">
      <style:text-properties officeooo:paragraph-rsid="00128902"/>
    </style:style>
    <style:style style:name="P12" style:family="paragraph" style:parent-style-name="Azione_20_sistema" style:list-style-name="Numerazione_20_UC">
      <style:paragraph-properties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28902"/>
    </style:style>
    <style:style style:name="P13" style:family="paragraph" style:parent-style-name="Azione_20_sistema">
      <style:paragraph-properties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28902"/>
    </style:style>
    <style:style style:name="P14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0873e" officeooo:paragraph-rsid="00128902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223afb"/>
    </style:style>
    <style:style style:name="T2" style:family="text">
      <style:text-properties officeooo:rsid="00128902"/>
    </style:style>
    <style:style style:name="T3" style:family="text">
      <style:text-properties officeooo:rsid="001e6a30"/>
    </style:style>
    <style:style style:name="T4" style:family="text">
      <style:text-properties officeooo:rsid="00205d24"/>
    </style:style>
    <style:style style:name="T5" style:family="text">
      <style:text-properties officeooo:rsid="0020873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730dd"/>
    </style:style>
    <style:style style:name="T8" style:family="text">
      <style:text-properties officeooo:rsid="001b317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<text:span text:style-name="T2">Pubblicazione graduatoria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6"><text:span text:style-name="T2">N/D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<text:span text:style-name="T2">Personale direzion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<text:span text:style-name="T1">e viene autentica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321159" text:style-name="Numerazione_20_UC">
              <text:list-item text:start-value="1">
                <text:p text:style-name="P8"><text:s/>L'utente accede alla sezione relativa alla graduatoria.</text:p>
                <text:p text:style-name="P12"/>
              </text:list-item>
              <text:list-item>
                <text:p text:style-name="Azione_20_sistema"><text:s/><text:span text:style-name="T2">Il </text:span><text:span text:style-name="T3"><text:s/></text:span><text:span text:style-name="T2">sistema mostra l'interfaccia per il consulto delle domande e per l'assegnazione del punteggio.</text:span></text:p>
                <text:p text:style-name="Azione_20_attore"><text:span text:style-name="T2"/></text:p>
              </text:list-item>
              <text:list-item>
                <text:p text:style-name="P8">L'utente accede alla sezione relativa all'assegnazione punteggio.</text:p>
                <text:p text:style-name="P12"/>
              </text:list-item>
              <text:list-item>
                <text:p text:style-name="P11"><text:s/><text:span text:style-name="T2">Il sistema mostra l'interfaccia di amministrazione relativa all'assegnazione de punteggio.</text:span></text:p>
                <text:p text:style-name="P10"><text:span text:style-name="T2"/></text:p>
              </text:list-item>
              <text:list-item>
                <text:p text:style-name="P8">L'utente effettua la selezione della prima domanda.</text:p>
                <text:p text:style-name="P12"/>
              </text:list-item>
              <text:list-item>
                <text:p text:style-name="P13"><text:s/><text:span text:style-name="T2">Il sistema chiede di inserire il punteggio.</text:span></text:p>
                <text:p text:style-name="P9"><text:span text:style-name="T2"/></text:p>
              </text:list-item>
              <text:list-item>
                <text:p text:style-name="P8"><text:span text:style-name="T2">L'utente inserisce il punteggio(intero). L'utente sottomette l'inserimento.</text:span></text:p>
              </text:list-item>
              <text:list-item>
                <text:p text:style-name="P13"><text:span text:style-name="T2">Il sistema chiede all'utente un messaggio di conferma operazione.</text:span></text:p>
              </text:list-item>
              <text:list-item>
                <text:p text:style-name="P8"><text:span text:style-name="T2"><text:s/>L'utente dà al sistema ulteriore conferma dell'operazione.</text:span></text:p>
                <text:p text:style-name="P12"><text:span text:style-name="T2"/></text:p>
              </text:list-item>
              <text:list-item>
                <text:p text:style-name="P13"><text:span text:style-name="T2">Il sistema esegue l'operazione e da la notifica di avvenuto inserimento della domanda nella graduatoria. Il sistema controlla la graduatoria e inserisce la domanda nella posizione adeguata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L'utente ha confermato l'operazione ed i dati sono stati aggiornati all'interno del sistema; <text:span text:style-name="T4">se non ci sono più domande da elaborare, il sistema pubblica la graduatoria nei prof</text:span><text:span text:style-name="T5">i</text:span><text:span text:style-name="T4">li degli utenti</text:span> <text:span text:style-name="T2">oppure</text:span> <text:span text:style-name="T5">l</text:span>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306504" text:style-name="L2">
              <text:list-item>
                <text:p text:style-name="P5">L'operazione non è andata a buon fine per un errore del sistema; viene visualizzato un messaggio di errore.</text:p>
              </text:list-item>
              <text:list-item>
                <text:p text:style-name="P7"><text:span text:style-name="T7">Non è possibile completare l'operazione in quanto non è </text:span><text:span text:style-name="T8">stato </text:span><text:span text:style-name="T7">inserit</text:span><text:span text:style-name="T8">o</text:span><text:span text:style-name="T7"> </text:span><text:span text:style-name="T8">un numero valido</text:span><text:span text:style-name="T7">; viene visualizzato un messaggio d'errore che esorta l'utente a ricontrollare i dati inseriti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L'operazione di aggiunta non deve richiedere più di 5 secondi.</text:p>
          </table:table-cell>
        </table:table-row>
      </table:table>
      <text:p text:style-name="P14"/>
      <text:p text:style-name="P15">UC_A 43 Pubblicazione della graduator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22:17:51.96</meta:creation-date>
    <meta:editing-duration>P0D</meta:editing-duration>
    <meta:editing-cycles>2</meta:editing-cycles>
    <meta:generator>LibreOffice/3.6$Windows_x86 LibreOffice_project/da8c1e6-fd468f4-454e206-f42a4a9-143cfd</meta:generator>
    <dc:date>2012-10-23T22:27:31.33</dc:date>
    <meta:document-statistic meta:table-count="1" meta:image-count="0" meta:object-count="0" meta:page-count="1" meta:paragraph-count="27" meta:word-count="247" meta:character-count="1716" meta:non-whitespace-character-count="1502"/>
  </office:meta>
</office:document-meta>
</file>